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8000" draw:marker-start-width="0.275cm" draw:marker-end-width="0.275cm" draw:fill="solid" draw:fill-color="#2800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9cm" fo:min-width="0.825cm"/>
    </style:style>
    <style:style style:name="gr4" style:family="graphic" style:parent-style-name="objectwithoutfill">
      <style:graphic-properties svg:stroke-width="0.05cm" svg:stroke-color="#808080" draw:marker-start-width="0.275cm" draw:marker-end="Rounded_20_short_20_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8000" draw:marker-start-width="0.275cm" draw:marker-end-width="0.275cm" draw:fill="solid" draw:fill-color="#355e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95cm" fo:min-width="0.82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svg:stroke-width="0.051cm" svg:stroke-color="#80808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Inconsolata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Arial Black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ffffff" style:font-name="Arial Black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style:font-name="Inconsolata"/>
    </style:style>
    <style:style style:name="T2" style:family="text">
      <style:text-properties fo:color="#ffffff" style:font-name="Arial Black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cm" svg:height="1.5cm" svg:x="13.129cm" svg:y="1.859cm">
            <text:p text:style-name="P1"><text:span text:style-name="T1"><text:tab/></text:span><text:span text:style-name="T1">List[T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981cm" svg:height="1.006cm" svg:x="13.398cm" svg:y="2.148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1cm" svg:height="1.347cm" svg:x="13.379cm" svg:y="1.961cm">
              <draw:text-box>
                <text:p><text:span text:style-name="T2">t</text:span></text:p>
              </draw:text-box>
            </draw:frame>
          </draw:g>
        </draw:g>
        <draw:line draw:style-name="gr4" draw:text-style-name="P3" draw:layer="layout" svg:x1="17.891cm" svg:y1="4.429cm" svg:x2="15.351cm" svg:y2="3.413cm">
          <text:p/>
        </draw:line>
        <draw:line draw:style-name="gr4" draw:text-style-name="P3" draw:layer="layout" svg:x1="12.049cm" svg:y1="4.429cm" svg:x2="14.716cm" svg:y2="3.413cm">
          <text:p/>
        </draw:line>
        <draw:g>
          <draw:custom-shape draw:style-name="gr1" draw:text-style-name="P2" draw:layer="layout" svg:width="4cm" svg:height="1.5cm" svg:x="0.465cm" svg:y="3.183cm">
            <text:p text:style-name="P1"><text:span text:style-name="T1"><text:tab/></text:span><text:span text:style-name="T1">List[T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3" draw:layer="layout" svg:width="0.988cm" svg:height="0.989cm" svg:x="0.726cm" svg:y="3.481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5" draw:layer="layout" svg:width="1.008cm" svg:height="1.347cm" svg:x="0.706cm" svg:y="3.249cm">
              <draw:text-box>
                <text:p><text:span text:style-name="T2">c</text:span></text:p>
              </draw:text-box>
            </draw:frame>
          </draw:g>
        </draw:g>
        <draw:custom-shape draw:style-name="gr7" draw:text-style-name="P3" draw:layer="layout" svg:width="0.6cm" svg:height="4.938cm" draw:transform="rotate (-1.5707963267949) translate (14.581cm 6.10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6" draw:layer="layout" svg:width="5.9cm" svg:height="0.806cm" svg:x="9.143cm" svg:y="6.747cm">
          <draw:text-box>
            <text:p text:style-name="P6"><text:span text:style-name="T3">for object types</text:span></text:p>
          </draw:text-box>
        </draw:frame>
        <draw:custom-shape draw:style-name="gr7" draw:text-style-name="P3" draw:layer="layout" svg:width="0.6cm" svg:height="4.938cm" draw:transform="rotate (-1.5707963267949) translate (20.381cm 6.10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5.9cm" svg:height="0.806cm" svg:x="14.943cm" svg:y="6.747cm">
          <draw:text-box>
            <text:p text:style-name="P6"><text:span text:style-name="T3">for primitive types</text:span></text:p>
          </draw:text-box>
        </draw:frame>
        <draw:g>
          <draw:custom-shape draw:style-name="gr9" draw:text-style-name="P3" draw:layer="layout" svg:width="3.182cm" svg:height="1.1cm" svg:x="5.643cm" svg:y="3.439cm">
            <text:p/>
            <draw:enhanced-geometry svg:viewBox="0 0 21600 21600" draw:text-areas="0 ?f0 ?f5 ?f2" draw:mirror-horizontal="false" draw:mirror-vertical="false" draw:type="right-arrow" draw:modifiers="18295.1932139491 5218.5286103542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8" draw:layer="layout" svg:width="3.175cm" svg:height="0.763cm" svg:x="5.38cm" svg:y="3.032cm">
            <draw:text-box>
              <text:p text:style-name="P8"><text:span text:style-name="T4">miniboxing</text:span></text:p>
            </draw:text-box>
          </draw:frame>
        </draw:g>
        <draw:g>
          <draw:custom-shape draw:style-name="gr1" draw:text-style-name="P2" draw:layer="layout" svg:width="4.7cm" svg:height="1.5cm" svg:x="9.743cm" svg:y="4.409cm">
            <text:p text:style-name="P1"><text:span text:style-name="T1"><text:tab/></text:span><text:span text:style-name="T1">List_L[T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3" draw:layer="layout" svg:width="0.988cm" svg:height="0.989cm" svg:x="10.005cm" svg:y="4.67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5" draw:layer="layout" svg:width="1.008cm" svg:height="1.347cm" svg:x="9.985cm" svg:y="4.438cm">
              <draw:text-box>
                <text:p><text:span text:style-name="T2">c</text:span></text:p>
              </draw:text-box>
            </draw:frame>
          </draw:g>
        </draw:g>
        <draw:g>
          <draw:custom-shape draw:style-name="gr1" draw:text-style-name="P2" draw:layer="layout" svg:width="4.7cm" svg:height="1.5cm" svg:x="15.543cm" svg:y="4.409cm">
            <text:p text:style-name="P1"><text:span text:style-name="T1"><text:tab/></text:span><text:span text:style-name="T1">List_M[T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3" draw:layer="layout" svg:width="0.988cm" svg:height="0.989cm" svg:x="15.805cm" svg:y="4.67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5" draw:layer="layout" svg:width="1.008cm" svg:height="1.347cm" svg:x="15.785cm" svg:y="4.438cm">
              <draw:text-box>
                <text:p><text:span text:style-name="T2">c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00:43:51.633868173</meta:creation-date>
    <dc:date>2015-09-09T00:58:23.060952795</dc:date>
    <meta:editing-duration>PT9M55S</meta:editing-duration>
    <meta:editing-cycles>2</meta:editing-cycles>
    <meta:generator>LibreOffice/4.2.8.2$Linux_X86_64 LibreOffice_project/420m0$Build-2</meta:generator>
    <meta:document-statistic meta:object-count="29"/>
  </office:meta>
</office:document-meta>
</file>